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4.37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dev" table:style-name="ta1">
        <table:table-column table:style-name="co1" table:number-columns-repeated="2" table:default-cell-style-name="ce2"/>
        <table:table-column table:style-name="co2" table:default-cell-style-name="ce3"/>
        <table:table-column table:style-name="co3" table:default-cell-style-name="ce3"/>
        <table:table-column table:style-name="co1" table:number-columns-repeated="1020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eader</text:p>
          </table:table-cell>
          <table:table-cell office:value-type="string" calcext:value-type="string">
            <text:p>news_tex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Devdoom ptoject started!</text:p>
          </table:table-cell>
          <table:table-cell office:value-type="string" calcext:value-type="string">
            <text:p>On the doomd.vbelobragin.com site you may find different API to attack images/videos/audio records. You may find three API categories: free API, API after registration and commercial API. Follow our project to be involved!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Free API: recognize and attack images from Imagenet collection.</text:p>
          </table:table-cell>
          <table:table-cell office:value-type="string" calcext:value-type="string">
            <text:p>You may test recognition and attack imagenet API - choose 'Free: images recognition ant attack processing' at dashboard page.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Important information about free machine learning backends availability.</text:p>
          </table:table-cell>
          <table:table-cell office:value-type="string" calcext:value-type="string">
            <text:p>All free API (both for anonymous and registered users) are temporarily available 1 hr/day: on 18.05 -19.05 PM UTC.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20:34:23.0816764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1-05-03T09:27:08.314629598</meta:creation-date>
    <meta:generator>LibreOffice/7.0.0.3$Linux_X86_64 LibreOffice_project/8061b3e9204bef6b321a21033174034a5e2ea88e</meta:generator>
    <dc:date>2021-05-05T10:29:35.233389470</dc:date>
    <meta:editing-duration>PT13H31M18S</meta:editing-duration>
    <meta:editing-cycles>3</meta:editing-cycles>
    <meta:document-statistic meta:table-count="1" meta:cell-count="8" meta:object-count="0"/>
  </office:meta>
</office:document-meta>
</file>